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 footer 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r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a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table-cell table:style-name="ce3" office:value-type="string">
            <text:p>SEO </text:p>
          </table:table-cell>
          <table:table-cell table:style-name="ce3" office:value-type="string">
            <text:p>Liens spam</text:p>
          </table:table-cell>
          <table:table-cell table:style-name="ce3" office:value-type="string">
            <text:p>Liens spam ou de mauvaise qualité sans rapport avec le travail de l'agence nuit en termes d'autorité d'un site/SEO</text:p>
          </table:table-cell>
          <table:table-cell table:style-name="ce3" office:value-type="string">
            <text:p>Ajouter que des liens pertinents, avoir aussi des partenaires pertinents qui crée des backlinks vers notre site</text:p>
          </table:table-cell>
          <table:table-cell table:style-name="ce5" office:value-type="string">
            <text:p>Effacer les liens spam/pas pertinents</text:p>
          </table:table-cell>
          <table:table-cell table:style-name="ce3" office:value-type="string">
            <text:p><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number-columns-repeated="1018"/>
        </table:table-row>
        <table:table-row table:style-name="ro3">
          <table:table-cell table:style-name="ce3" office:value-type="string">
            <text:p>SEO / Accessibilité / Performance</text:p>
          </table:table-cell>
          <table:table-cell table:style-name="ce3" office:value-type="string">
            <text:p>Affichage cassé </text:p>
          </table:table-cell>
          <table:table-cell table:style-name="ce3" office:value-type="string">
            <text:p>S'il y a erreurs d'insertion du lien bootstrap comme dans ce cas, toute une page restera avec un design cassé, comme dans notre page2/contact. Le site a aussi un design cassé en responsive (images qui depasse la taille souhaitée par exemple). Tout ce qui nuit l'expérience utilisateur a un effect négatif pour le SEO, mais aussi pour l'acc et la performance parfois.</text:p>
          </table:table-cell>
          <table:table-cell table:style-name="ce3" office:value-type="string">
            <text:p>Tester le site dans tous les formats possibles visant un bon SEO et des bonnes pratiques de design web / user experience ( ex: desktop, responsive mobile, etc)</text:p>
          </table:table-cell>
          <table:table-cell table:style-name="ce5" office:value-type="string">
            <text:p>Bien intégrer les liens bootstrap sur la page contact et fixer les bugs sur responsive aussi, côté &lt;img&gt;. </text:p>
          </table:table-cell>
          <table:table-cell table:style-name="ce3" office:value-type="string">
            <text:p><text:a xlink:href="https://www.heuedigital.com/2019/02/04/is-bad-design-hurting-your-seo/">https://www.heuedigital.com/2019/02/04/is-bad-design-hurting-your-seo/</text:a></text:p>
          </table:table-cell>
          <table:table-cell table:number-columns-repeated="1018"/>
        </table:table-row>
        <table:table-row table:style-name="ro3">
          <table:table-cell table:style-name="ce3" office:value-type="string">
            <text:p>SEO / Accessibilité </text:p>
          </table:table-cell>
          <table:table-cell table:style-name="ce3" office:value-type="string">
            <text:p>Html pas sémantique</text:p>
          </table:table-cell>
          <table:table-cell table:style-name="ce3" office:value-type="string">
            <text:p>Un crawler a besoin de connaitre la structure sémantique d'une page pour se réperer, à peine de avoir un effect négatif sur le SEO. Le impact est aussi négatif sur le réperage des lecteurs d'ecran ce qui nuit l'accessibilité</text:p>
          </table:table-cell>
          <table:table-cell table:style-name="ce3" office:value-type="string">
            <text:p>Utiliser toujours le html sémantique</text:p>
          </table:table-cell>
          <table:table-cell table:style-name="ce5" office:value-type="string">
            <text:p>Changer/ajouter des balises comme header, main et footer</text:p>
          </table:table-cell>
          <table:table-cell table:style-name="ce3" office:value-type="string">
            <text:p><text:a xlink:href="https://fiches-pratiques.chefdentreprise.com/Thematique/marketing-1052/FichePratique/Quel-est-l-interet-des-balises-semantiques--351215.htm#:~:text=C'est%20quoi%20balises%20sémantiques,des%20informations%20qu'elles%20retiennent">https://fiches-pratiques.chefdentreprise.com/Thematique/marketing-1052/FichePratique/Quel-est-l-interet-des-balises-semantiques--351215.htm#:~:text=C'est%20quoi%20balises%20s%C3%A9mantiques,des%20informations%20qu'elles%20retiennent</text:a>et <text:a xlink:href="https://developer.mozilla.org/fr/docs/Learn/Accessibility/HTML">https://developer.mozilla.org/fr/docs/Learn/Accessibility/HTML</text:a></text:p>
          </table:table-cell>
          <table:table-cell table:number-columns-repeated="1018"/>
        </table:table-row>
        <table:table-row table:style-name="ro3">
          <table:table-cell table:style-name="ce3" office:value-type="string">
            <text:p>Performance / Accessibilité / SEO</text:p>
          </table:table-cell>
          <table:table-cell table:style-name="ce3" office:value-type="string">
            <text:p>Images pas optimisées</text:p>
          </table:table-cell>
          <table:table-cell table:style-name="ce3" office:value-type="string">
            <text:p>Des images de taille/format lourd impactent la performance du site le rendant plus lent. Concernant aussi les images le nom des fichiers image et son texte altérnatif sont importants du côte SEO <text:s/>(indexation) pour le premier et SEO Accessibilité (indexation et text pour les lecteur d'ecran)</text:p>
          </table:table-cell>
          <table:table-cell table:style-name="ce3" office:value-type="string">
            <text:p>Avoir des tailles et formats de fichiers optimisés, du text alt avec la bonne description du contenu des images. Bien choisir le nom des fichiers (descriptif/keyword)</text:p>
          </table:table-cell>
          <table:table-cell table:style-name="ce5" office:value-type="string">
            <text:p>Changer et optimiser la taille / format des images, leur noms et ajouter un text alt pertinent dans l'html pour chaque image</text:p>
          </table:table-cell>
          <table:table-cell table:style-name="ce3" office:value-type="string">
            <text:p><text:a xlink:href="https://www.searchenginejournal.com/on-page-seo/image-optimization/#close">https://www.searchenginejournal.com/on-page-seo/image-optimization/#close</text:a></text:p>
          </table:table-cell>
          <table:table-cell table:number-columns-repeated="1018"/>
        </table:table-row>
        <table:table-row table:style-name="ro3">
          <table:table-cell table:style-name="ce3" office:value-type="string">
            <text:p>Accessibilité / SEO</text:p>
          </table:table-cell>
          <table:table-cell table:style-name="ce3" office:value-type="string">
            <text:p>Manque d'optimization géneral sur l'accessibilité</text:p>
          </table:table-cell>
          <table:table-cell table:style-name="ce3" office:value-type="string">
            <text:p>Ce site manque de pratiques d'accessibilité à personnes qu'utilisent que le clavier, malvoyantes ou utilisent un lecteur d'ecran.</text:p>
          </table:table-cell>
          <table:table-cell table:style-name="ce3" office:value-type="string">
            <text:p>Construite un site pensant toujours à l'accessibilité. Normalement un site accessible est beaucoup plus user friendly. Ce <text:s/>bénéficie l'expérience de tous les utilisateurs ayant un impact toujours positif sur le SEO aussi</text:p>
          </table:table-cell>
          <table:table-cell table:style-name="ce5" office:value-type="string">
            <text:p>En plus de tout ce qui a été modifié auparavant sur le site suivant notre modèle il faudra:</text:p>
            <text:p>- ajouter focus sur les liens /boutons</text:p>
            <text:p>- aria labels/titles sur elements fonctionnels et semantiques</text:p>
            <text:p>-changer la taille de police</text:p>
            <text:p>- couleurs du site pour un bon contrast</text:p>
            <text:p>-effets hover pour meilleur visibilité sur quelques élements importants</text:p>
            <text:p>- lier le label à la partie fonctionnel de chaque element du formulaire sur la page contact</text:p>
            <text:p>-améliorer quelques paddings et petits changements design</text:p>
            <text:p>-ajouter le lien ancre vers l'haut de la page à la page index (présent sur page contact)</text:p>
          </table:table-cell>
          <table:table-cell table:style-name="ce3" office:value-type="string">
            <text:p><text:a xlink:href="https://openclassrooms.com/fr/courses/6691346-concevez-un-contenu-web-accessible">https://openclassrooms.com/fr/courses/6691346-concevez-un-contenu-web-accessible</text:a> Et <text:a xlink:href="https://developer.mozilla.org/fr/docs/Web/Accessibility/Mobile_accessibility_checklist">https://developer.mozilla.org/fr/docs/Web/Accessibility/Mobile_accessibility_checklist</text:a></text:p>
          </table:table-cell>
          <table:table-cell table:number-columns-repeated="1018"/>
        </table:table-row>
        <table:table-row table:style-name="ro3">
          <table:table-cell table:style-name="ce3" office:value-type="string">
            <text:p>SEO</text:p>
          </table:table-cell>
          <table:table-cell table:style-name="ce3" office:value-type="string">
            <text:p>Manque de lien google analytics</text:p>
          </table:table-cell>
          <table:table-cell table:style-name="ce3" office:value-type="string">
            <text:p>Pour le suivi statistique de l'évolution du trafic du site et comment nos choix SEO l'affectent nous avons besoin d'être inscrits sur google analytics et intégrer son lien sur l'html, ce qui manque dans notre cas</text:p>
          </table:table-cell>
          <table:table-cell table:style-name="ce3" office:value-type="string">
            <text:p>Suivi dans le temps de l'évolution statistique du trafic du site et adapter le site à notre projet évolutif de SEO</text:p>
          </table:table-cell>
          <table:table-cell table:style-name="ce5" office:value-type="string">
            <text:p>Intégrer le script google analytics dans le head de notre html</text:p>
          </table:table-cell>
          <table:table-cell table:style-name="ce3" office:value-type="string">
            <text:p><text:a xlink:href="https://ahrefs.com/blog/google-analytics-for-seo/">https://ahrefs.com/blog/google-analytics-for-seo/</text:a></text:p>
          </table:table-cell>
          <table:table-cell table:number-columns-repeated="1018"/>
        </table:table-row>
        <table:table-row table:style-name="ro3">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9">04/29/2021</text:date>, <text:time>10:28:09</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9T10:28:09.86</dc:date>
    <dc:creator>João Gaspar</dc:creator>
    <meta:generator>OpenOffice/4.1.7$Win32 OpenOffice.org_project/417m1$Build-9800</meta:generator>
    <meta:editing-duration>PT6H26M41S</meta:editing-duration>
    <meta:editing-cycles>23</meta:editing-cycles>
    <meta:document-statistic meta:table-count="1" meta:cell-count="84" meta:object-count="0"/>
  </office:meta>
</office:document-meta>
</file>